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89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111111"/>
    </style:style>
    <style:style style:name="T24" style:family="text">
      <style:text-properties fo:color="#669900"/>
    </style:style>
    <style:style style:name="T25" style:family="text">
      <style:text-properties fo:color="#cc9900"/>
    </style:style>
    <style:style style:name="T26" style:family="text">
      <style:text-properties fo:color="#996633"/>
    </style:style>
    <style:style style:name="T27"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0984in" svg:y="223.2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1">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1949in" svg:y="171.7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4">سادہ رقاص</text:span></text:p>
          </table:table-cell>
          <table:table-cell office:value-type="string" calcext:value-type="string">
            <text:p>رقاص</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text:p>
          </table:table-cell>
          <table:table-cell table:style-name="ce9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5">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2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46">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8">00/00/0000</text:date>, <text:time style:data-style-name="N2" text:time-value="09:59:49.7052756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4-18T13:41:55.925950282</dc:date>
    <meta:editing-duration>P91DT3H23M38S</meta:editing-duration>
    <meta:editing-cycles>3992</meta:editing-cycles>
    <meta:generator>LibreOffice/6.4.6.2$Linux_X86_64 LibreOffice_project/40$Build-2</meta:generator>
    <meta:document-statistic meta:table-count="3" meta:cell-count="660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